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8c8" officeooo:paragraph-rsid="0014d8c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4d8c8" officeooo:paragraph-rsid="0014d8c8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6a4d9" officeooo:paragraph-rsid="0016a4d9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c21ed" officeooo:paragraph-rsid="001c21ed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4d8c8" officeooo:paragraph-rsid="0014d8c8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a5571" officeooo:paragraph-rsid="001a5571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officeooo:rsid="0014d8c8" officeooo:paragraph-rsid="0014d8c8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6a4d9" officeooo:paragraph-rsid="0016a4d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4d8c8" officeooo:paragraph-rsid="0014d8c8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4d8c8" officeooo:paragraph-rsid="002fef2f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4d8c8" officeooo:paragraph-rsid="003373e7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23407b" officeooo:paragraph-rsid="0026112f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4d8c8" officeooo:paragraph-rsid="0014d8c8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16a4d9" officeooo:paragraph-rsid="0016a4d9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16a4d9" officeooo:paragraph-rsid="00175d89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16a4d9" officeooo:paragraph-rsid="002a52f5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6a4d9" officeooo:paragraph-rsid="002c3803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16a4d9" officeooo:paragraph-rsid="0031562b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16a4d9" officeooo:paragraph-rsid="00332b7e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normal" officeooo:rsid="0016a4d9" officeooo:paragraph-rsid="003e257e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weight="normal" officeooo:rsid="0016a4d9" officeooo:paragraph-rsid="003e8eb0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175d89" officeooo:paragraph-rsid="00175d89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175d89" officeooo:paragraph-rsid="002a52f5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1a5571" officeooo:paragraph-rsid="001a5571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weight="normal" officeooo:rsid="001c21ed" officeooo:paragraph-rsid="001c21ed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1c21ed" officeooo:paragraph-rsid="0021869f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26112f" officeooo:paragraph-rsid="0026112f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2c3803" officeooo:paragraph-rsid="002c3803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3e257e" officeooo:paragraph-rsid="003e257e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rsid="00195bc8" officeooo:paragraph-rsid="00195bc8"/>
    </style:style>
    <style:style style:name="P31" style:family="paragraph" style:parent-style-name="Standard">
      <style:paragraph-properties fo:text-align="start" style:justify-single-word="false"/>
      <style:text-properties officeooo:paragraph-rsid="00338234"/>
    </style:style>
    <style:style style:name="P32" style:family="paragraph" style:parent-style-name="Standard">
      <style:paragraph-properties fo:text-align="start" style:justify-single-word="false"/>
      <style:text-properties officeooo:paragraph-rsid="0036f69f"/>
    </style:style>
    <style:style style:name="P33" style:family="paragraph" style:parent-style-name="Standard">
      <style:paragraph-properties fo:text-align="start" style:justify-single-word="false"/>
      <style:text-properties officeooo:paragraph-rsid="001a5571"/>
    </style:style>
    <style:style style:name="P34" style:family="paragraph" style:parent-style-name="Standard">
      <style:paragraph-properties fo:text-align="start" style:justify-single-word="false"/>
      <style:text-properties officeooo:paragraph-rsid="00288bb1"/>
    </style:style>
    <style:style style:name="P35" style:family="paragraph" style:parent-style-name="Text_20_body">
      <style:paragraph-properties fo:text-align="start" style:justify-single-word="false"/>
      <style:text-properties officeooo:paragraph-rsid="0031562b"/>
    </style:style>
    <style:style style:name="T1" style:family="text">
      <style:text-properties officeooo:rsid="0016a4d9"/>
    </style:style>
    <style:style style:name="T2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18a7ec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288bb1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31562b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338234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3575fb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36f69f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378165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37878d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1a5571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387ad0" style:font-size-asian="11.3500003814697pt" style:font-weight-asian="normal" style:font-size-complex="13pt" style:font-weight-complex="normal"/>
    </style:style>
    <style:style style:name="T13" style:family="text">
      <style:text-properties officeooo:rsid="00175d89"/>
    </style:style>
    <style:style style:name="T14" style:family="text">
      <style:text-properties officeooo:rsid="0018a7ec"/>
    </style:style>
    <style:style style:name="T15" style:family="text">
      <style:text-properties officeooo:rsid="00195bc8"/>
    </style:style>
    <style:style style:name="T16" style:family="text">
      <style:text-properties officeooo:rsid="001a5571"/>
    </style:style>
    <style:style style:name="T17" style:family="text">
      <style:text-properties officeooo:rsid="001e12a0"/>
    </style:style>
    <style:style style:name="T18" style:family="text">
      <style:text-properties officeooo:rsid="0021869f"/>
    </style:style>
    <style:style style:name="T19" style:family="text">
      <style:text-properties officeooo:rsid="002534e9"/>
    </style:style>
    <style:style style:name="T20" style:family="text">
      <style:text-properties officeooo:rsid="0026112f"/>
    </style:style>
    <style:style style:name="T21" style:family="text">
      <style:text-properties officeooo:rsid="002745f7"/>
    </style:style>
    <style:style style:name="T22" style:family="text">
      <style:text-properties officeooo:rsid="00288bb1"/>
    </style:style>
    <style:style style:name="T23" style:family="text">
      <style:text-properties officeooo:rsid="002af676"/>
    </style:style>
    <style:style style:name="T24" style:family="text">
      <style:text-properties officeooo:rsid="002c830e"/>
    </style:style>
    <style:style style:name="T25" style:family="text">
      <style:text-properties officeooo:rsid="002fef2f"/>
    </style:style>
    <style:style style:name="T26" style:family="text">
      <style:text-properties officeooo:rsid="0031562b"/>
    </style:style>
    <style:style style:name="T27" style:family="text">
      <style:text-properties fo:font-style="normal" officeooo:rsid="0031562b" style:font-style-asian="normal" style:font-style-complex="normal"/>
    </style:style>
    <style:style style:name="T28" style:family="text">
      <style:text-properties fo:font-style="normal" officeooo:rsid="00387ad0" style:font-style-asian="normal" style:font-style-complex="normal"/>
    </style:style>
    <style:style style:name="T29" style:family="text">
      <style:text-properties fo:font-style="normal" officeooo:rsid="0043ce00" style:font-style-asian="normal" style:font-style-complex="normal"/>
    </style:style>
    <style:style style:name="T30" style:family="text">
      <style:text-properties officeooo:rsid="00332b7e"/>
    </style:style>
    <style:style style:name="T31" style:family="text">
      <style:text-properties officeooo:rsid="00335249"/>
    </style:style>
    <style:style style:name="T32" style:family="text">
      <style:text-properties officeooo:rsid="003373e7"/>
    </style:style>
    <style:style style:name="T33" style:family="text">
      <style:text-properties officeooo:rsid="0037878d"/>
    </style:style>
    <style:style style:name="T34" style:family="text">
      <style:text-properties officeooo:rsid="00387ad0"/>
    </style:style>
    <style:style style:name="T35" style:family="text">
      <style:text-properties officeooo:rsid="003b3de4"/>
    </style:style>
    <style:style style:name="T36" style:family="text">
      <style:text-properties officeooo:rsid="003ca11f"/>
    </style:style>
    <style:style style:name="T37" style:family="text">
      <style:text-properties officeooo:rsid="003d7841"/>
    </style:style>
    <style:style style:name="T38" style:family="text">
      <style:text-properties officeooo:rsid="003e257e"/>
    </style:style>
    <style:style style:name="T39" style:family="text">
      <style:text-properties officeooo:rsid="003e8eb0"/>
    </style:style>
    <style:style style:name="T40" style:family="text">
      <style:text-properties officeooo:rsid="0040678f"/>
    </style:style>
    <style:style style:name="T41" style:family="text">
      <style:text-properties officeooo:rsid="0040d258"/>
    </style:style>
    <style:style style:name="T42" style:family="text">
      <style:text-properties officeooo:rsid="0041e9df"/>
    </style:style>
    <style:style style:name="T43" style:family="text">
      <style:text-properties officeooo:rsid="0043c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SCAL Antoine</text:p>
      <text:p text:style-name="P1"/>
      <text:p text:style-name="P2">Diminution des calculs d’un raymarcher.</text:p>
      <text:p text:style-name="P2"/>
      <text:p text:style-name="P4">Motivation <text:span text:style-name="T24">(</text:span><text:span text:style-name="T25">21</text:span><text:span text:style-name="T24"> mots)</text:span></text:p>
      <text:p text:style-name="P9"><text:span text:style-name="T19">Ayant</text:span> programmé mon premier moteur 3D il y a <text:span text:style-name="T17">4</text:span> ans, l’idée m’est venue de l’améliorer via des <text:span text:style-name="T18">techniques</text:span> <text:span text:style-name="T18">apprises</text:span> depuis.</text:p>
      <text:p text:style-name="P9"/>
      <text:p text:style-name="P9"/>
      <text:p text:style-name="P4">Ancrage <text:span text:style-name="T24">(2</text:span><text:span text:style-name="T34">5</text:span><text:span text:style-name="T24"> mots)</text:span></text:p>
      <text:p text:style-name="P26">En étudiant le raymarching et ses techniques d’amélioration, mon TIPE met en lumière la transformation d’objets mathématiques en scènes 3D grâce à des algorithmes<text:span text:style-name="T23"> </text:span>efficaces.</text:p>
      <text:p text:style-name="P9"/>
      <text:p text:style-name="P9"/>
      <text:p text:style-name="P5">Positionnement thématique</text:p>
      <text:p text:style-name="P13">INFORMATIQUE (informatique <text:span text:style-name="T1">théorique), INFORMATIQUE (informatique pratique</text:span>)</text:p>
      <text:p text:style-name="P13"/>
      <text:p text:style-name="P13"/>
      <text:p text:style-name="P3">Mots-clés <text:span text:style-name="T24">(</text:span><text:span text:style-name="T25">5</text:span><text:span text:style-name="T24"> expressions</text:span><text:span text:style-name="T25">)</text:span></text:p>
      <text:p text:style-name="P8">Mots-clés (en français) <text:s text:c="10"/>Mots-clé (en anglais)</text:p>
      <text:p text:style-name="P16">rendu de scène 3D <text:s text:c="21"/>rendering 3D scenes</text:p>
      <text:p text:style-name="P23">marche de rayons <text:s text:c="22"/>raymarching</text:p>
      <text:p text:style-name="P14">arbres <text:s text:c="41"/>trees</text:p>
      <text:p text:style-name="P14">fonction de distance signée <text:s text:c="7"/>signed distance function (SDF)</text:p>
      <text:p text:style-name="P22">shader <text:s text:c="40"/>shader</text:p>
      <text:p text:style-name="P22"/>
      <text:p text:style-name="P3"/>
      <text:p text:style-name="P3">Bibliographie commentée <text:span text:style-name="T24">(</text:span><text:span text:style-name="T39">514</text:span><text:span text:style-name="T24"> mots)</text:span></text:p>
      <text:p text:style-name="P11">Les moteurs 3D sont utilisés dans divers domaines <text:span text:style-name="T32">de loisirs comme les jeux vidéos ou</text:span> <text:span text:style-name="T17">scientifiques</text:span> <text:span text:style-name="T32">pour simuler des géométries non euclidiennes[</text:span><text:span text:style-name="T35">1</text:span><text:span text:style-name="T32">] par exemple</text:span>.</text:p>
      <text:p text:style-name="P10"/>
      <text:p text:style-name="P18">Le raymarching<text:span text:style-name="T14">[1]</text:span> est une technique de rendu d’objets 3D qui consist<text:span text:style-name="T25">e</text:span> pour chaque pixel d’une image, à calculer la couleur de celui-ci <text:span text:style-name="T14">grâce aux </text:span>fonction<text:span text:style-name="T26">s</text:span> de distance signée<text:span text:style-name="T26">s</text:span><text:span text:style-name="T43">[1]</text:span> <text:span text:style-name="T26">(</text:span><text:span text:style-name="T14">SDF</text:span><text:span text:style-name="T26">)</text:span><text:span text:style-name="T14"> définissant chaque objet de la scène.</text:span> <text:span text:style-name="T15">Cette technique</text:span> est principalement utilisé<text:span text:style-name="T15">e</text:span> pour calculer des nuages ou encore afficher des fractales 3D. Ce procédé est coûteux en calcul et ce coût augmente avec le nombre d’objets et le calcul d’éclairage. <text:span text:style-name="T13">L’objectif est donc de trouver une manière de diminuer ces calculs.</text:span></text:p>
      <text:p text:style-name="P17"/>
      <text:p text:style-name="P35"><text:span text:style-name="Strong_20_Emphasis"><text:span text:style-name="T5">Pour calculer la couleur d’un pixel, u</text:span></text:span><text:span text:style-name="T5">n rayon est envoyé depuis la caméra dans une direction spécifique. Chaque pixel de l’écran correspond à un rayon. </text:span>Le rayon progresse dans l’espace par étapes successives. À chaque étape, le raymarcher calcule la distance minimale entre la position actuelle <text:span text:style-name="T37">du point de l’espace atteint par</text:span> <text:span text:style-name="T37">le</text:span> rayon et l<text:span text:style-name="T37">a surface de l’objet le</text:span> plus proche (distance <text:soft-page-break/>estimée par une <text:span text:style-name="T29">SDF</text:span>). Si la distance calculée est très petite (en dessous d’un seuil) <text:span text:style-name="T37">ou nulle</text:span>, cela signifie que le rayon a touché un objet. <text:span text:style-name="T26">On peut donc afficher sa couleur sur le pixel.</text:span></text:p>
      <text:p text:style-name="P17"/>
      <text:p text:style-name="P21"><text:span text:style-name="T43">Pour palier au problème du coût d’un rendu et réduire le temps de calcul, c</text:span><text:span text:style-name="T13">ertaines implémentations diminuent simplement le nombre maximum d’itération</text:span><text:span text:style-name="T15">s</text:span><text:span text:style-name="T13"> </text:span><text:span text:style-name="T15">pour</text:span><text:span text:style-name="T13"> chaque pixel </text:span><text:span text:style-name="T37">(c’est à dire le nombre d’étape</text:span><text:span text:style-name="T42">s</text:span><text:span text:style-name="T37"> dans l’avancée du rayon traversant ce pixel)</text:span><text:span text:style-name="T13">, approximant ainsi le rendu </text:span><text:span text:style-name="T37">puisque le rayon aurait peut être touché un objet plus loin dans la scène.</text:span></text:p>
      <text:p text:style-name="P21"/>
      <text:p text:style-name="P21"><text:span text:style-name="T13">L’implémentation d’arbres de recherche dans un espace découpé</text:span><text:span text:style-name="T16">[</text:span><text:span text:style-name="T33">2</text:span><text:span text:style-name="T16">] </text:span><text:span text:style-name="T43">comme les kdtree[3] par exemple, </text:span><text:span text:style-name="T13">pe</text:span><text:span text:style-name="T43">ut</text:span><text:span text:style-name="T13"> également être utilisée </text:span><text:span text:style-name="T37">pour éviter de calculer la distance entre le point courant et certains objet</text:span><text:span text:style-name="T42">s</text:span><text:span text:style-name="T37"> trop lointain</text:span><text:span text:style-name="T42">s</text:span><text:span text:style-name="T37"> inutilement.</text:span></text:p>
      <text:p text:style-name="P21"/>
      <text:p text:style-name="P21"><text:span text:style-name="T39">De plus, </text:span><text:span text:style-name="T22">une part de raytracing[</text:span><text:span text:style-name="T43">4</text:span><text:span text:style-name="T22">], </text:span><text:span text:style-name="T39">méthode </text:span><text:span text:style-name="T37">qui consiste directement à calculer le point d’intersection entre un objet et un rayon,</text:span><text:span text:style-name="T22"> sur des formes simples </text:span><text:span text:style-name="T39">peut être implémentée</text:span><text:span text:style-name="T22">, </text:span><text:span text:style-name="T39">calculs</text:span><text:span text:style-name="T37"> </text:span><text:span text:style-name="T22">qui </text:span><text:span text:style-name="T39">se font </text:span><text:span text:style-name="T22">plus rapidement </text:span><text:span text:style-name="T37">que d’avancer pas à pas avec un raymarcher dans certains cas. </text:span><text:span text:style-name="T39">Le raytracing est utilisé pour calculer l’avancée du rayon sur une plus grande distance d’un coup en approximant les formes de la scène par d’autres plus simple</text:span><text:span text:style-name="T42">s</text:span><text:span text:style-name="T39"> comme des sphères servant d’enveloppe aux objets. Une fois une intersection trouvée, le raymarcher reprend son calcul pour affiner le point d’intersection du rayon avec la vraie forme</text:span><text:span text:style-name="T37">.</text:span></text:p>
      <text:p text:style-name="P19"/>
      <text:p text:style-name="P17"><text:span text:style-name="T30">L’implémentation</text:span><text:span text:style-name="T13"> </text:span><text:span text:style-name="T30">d</text:span><text:span text:style-name="T13">e moteur </text:span><text:span text:style-name="T30">est faite par des </text:span><text:span text:style-name="T13">API de rendu graphique </text:span><text:span text:style-name="T30">comme </text:span><text:span text:style-name="T13">OpenGL qui permet de compiler des programmes en GLSL</text:span><text:span text:style-name="T33">[</text:span><text:span text:style-name="T43">5</text:span><text:span text:style-name="T33">]</text:span><text:span text:style-name="T13"> (OpenGL shader langage) et de les exécuter par l</text:span><text:span text:style-name="T21">e processeur</text:span><text:span text:style-name="T13"> graphique de l’ordinateur. Cette compilation et l’affichage se f</text:span><text:span text:style-name="T31">ait</text:span><text:span text:style-name="T13"> </text:span><text:span text:style-name="T31">par des</text:span><text:span text:style-name="T13"> programme</text:span><text:span text:style-name="T31">s exécuté</text:span><text:span text:style-name="T36">s</text:span><text:span text:style-name="T31"> par le processeur,</text:span><text:span text:style-name="T13"> en C </text:span><text:span text:style-name="T31">par exemple</text:span><text:span text:style-name="T13">. </text:span><text:span text:style-name="T31">Les</text:span><text:span text:style-name="T13"> shader</text:span><text:span text:style-name="T38">s</text:span><text:span text:style-name="T13"> </text:span><text:span text:style-name="T31">GLSL permettant de faire des raymarcher sont l</text:span><text:span text:style-name="T13">es fragment shader</text:span><text:span text:style-name="T38">s</text:span><text:span text:style-name="T13">. </text:span><text:span text:style-name="T31">Ils</text:span><text:span text:style-name="T13"> permettent de calculer la couleurs de chaque pixel un à un</text:span><text:span text:style-name="T15">.</text:span></text:p>
      <text:p text:style-name="P17"/>
      <text:p text:style-name="P29">Les shaders, étant exécutés sur le processeur graphique, utilisent une mémoire graphique dédiée différente de la mémoire RAM dans laquelle se trouve les données du programme (<text:span text:style-name="T39">celui en </text:span>C par exemple) affichant le rendu. Ainsi, la communication de données entre les 2 programmes se fait grâce à des outils particuliers, les variables uniform<text:span text:style-name="T42">es</text:span>[<text:span text:style-name="T43">6</text:span>], <text:span text:style-name="T39">qui permettent ainsi de passer en paramètre du shader des données extérieur</text:span><text:span text:style-name="T42">e</text:span><text:span text:style-name="T39">s. </text:span></text:p>
      <text:p text:style-name="P20"/>
      <text:p text:style-name="P15"/>
      <text:p text:style-name="P6">Problématique retenue <text:span text:style-name="T24">(15 mots)</text:span></text:p>
      <text:p text:style-name="P12">Comment diminuer le coût de calcul d’un raymarching pour simuler efficacement des scènes 3D ?</text:p>
      <text:p text:style-name="P24"/>
      <text:p text:style-name="P4">Objectifs du TIPE <text:span text:style-name="T24">(</text:span><text:span text:style-name="T41">76</text:span><text:span text:style-name="T24"> mots)</text:span></text:p>
      <text:p text:style-name="P25">1. Implémenter un premier moteur de raymarching (programme C et fragment shader GLSL).</text:p>
      <text:p text:style-name="P25">2. <text:span text:style-name="T40">Implémenter des variables uniforms pour</text:span> transmettre <text:span text:style-name="T40">des</text:span> informations de pré-traitement <text:span text:style-name="T40">de la scène faites en C</text:span> au shader.</text:p>
      <text:p text:style-name="P27">3. Trouver un indicateur permettant de comparer le coût de calcul de 2 rendus.</text:p>
      <text:p text:style-name="P25"><text:span text:style-name="T20">4</text:span>. Implémenter plusieurs algorithmes <text:span text:style-name="T40">comme des découpages de l’espace avec des arbres </text:span><text:span text:style-name="T41">(kdtree par exemple)</text:span><text:span text:style-name="T40"> ou un raytracer, </text:span>pouvant permettre de diminuer les calculs.</text:p>
      <text:p text:style-name="P25"><text:span text:style-name="T20">5</text:span>. Comparer l<text:span text:style-name="T43">e nombre d’itérations pour chaque pixels et conclure</text:span>.</text:p>
      <text:p text:style-name="P15"><text:soft-page-break/></text:p>
      <text:p text:style-name="P15"/>
      <text:p text:style-name="P4">Références bibliographiques <text:span text:style-name="T24">(</text:span><text:span text:style-name="T34">5</text:span><text:span text:style-name="T24"> références)</text:span></text:p>
      <text:p text:style-name="P32"><text:span text:style-name="T6">[</text:span><text:span text:style-name="T8">1</text:span><text:span text:style-name="T6">] </text:span><text:span text:style-name="T3">Rémi Coulon, Elisabetta A. Matsumoto, Henry Segerman, Steve J. Trettel, Ray-marching Thurston geometries, </text:span><text:span text:style-name="T7">Cornell University, </text:span><text:span text:style-name="T3">13/</text:span><text:span text:style-name="T7">01/</text:span><text:span text:style-name="T3">2022 </text:span><text:span text:style-name="T7">pages </text:span><text:span text:style-name="T9">10</text:span><text:span text:style-name="T8">-16, </text:span></text:p>
      <text:p text:style-name="P33"><text:span text:style-name="T11">[</text:span><text:span text:style-name="T10">2</text:span><text:span text:style-name="T11">] Inigo Quilez, binary search, https://iquilezles.org/articles/binarysearchsdf/</text:span></text:p>
      <text:p text:style-name="P34"><text:span text:style-name="T4">[</text:span><text:span text:style-name="T10">3</text:span><text:span text:style-name="T4">] </text:span><text:span text:style-name="T2">victor's tech art blog, </text:span><text:span text:style-name="T4">raytracing, https://viclw17.github.io/2018/07/16/raytracing-ray-sphere-intersection</text:span></text:p>
      <text:p text:style-name="P30"><text:span text:style-name="T3">[</text:span><text:span text:style-name="T10">4</text:span><text:span text:style-name="T2">] </text:span><text:span text:style-name="T12">Documentation OpenGL</text:span><text:span text:style-name="T10">, Shader Compilation</text:span><text:span text:style-name="T2">, https://www.khronos.org/opengl/wiki/Shader_Compilation</text:span></text:p>
      <text:p text:style-name="P28">[<text:span text:style-name="T33">5</text:span>] <text:span text:style-name="T34">Documentation OpenGL</text:span> , <text:span text:style-name="T34">Uniform Buffer Object</text:span>, https://www.khronos.org/opengl/wiki/Uniform_Buffer_Object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23:08:44.523766485</meta:creation-date>
    <dc:date>2025-02-03T16:29:18.605967352</dc:date>
    <meta:editing-duration>P1DT23H20M57S</meta:editing-duration>
    <meta:editing-cycles>21</meta:editing-cycles>
    <meta:generator>LibreOffice/7.0.4.2$Linux_X86_64 LibreOffice_project/00$Build-2</meta:generator>
    <meta:document-statistic meta:table-count="0" meta:image-count="0" meta:object-count="0" meta:page-count="3" meta:paragraph-count="38" meta:word-count="787" meta:character-count="5471" meta:non-whitespace-character-count="4579"/>
  </office:meta>
</office:document-meta>
</file>